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ServletContainerAdapter.accept( Adapter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omcatServletContainerAdapter.login( String username , String password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ServletContainerAdapter.doSecurityRedirect( String uri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ServletContainerAdapter.getListenPor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ServletContainerAdapter.logout( boolean invalidateSessions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ServletContainerAdapter.getHelp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mcatServletContainerAdapter.getSecureListenPor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ServletContainerAdapter.getSecurityProtocol( String uri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